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static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24481" calcext:value-type="float">
            <text:p>24481</text:p>
          </table:table-cell>
          <table:table-cell office:value-type="float" office:value="24554" calcext:value-type="float">
            <text:p>24554</text:p>
          </table:table-cell>
          <table:table-cell office:value-type="float" office:value="12822" calcext:value-type="float">
            <text:p>12822</text:p>
          </table:table-cell>
          <table:table-cell office:value-type="float" office:value="6680" calcext:value-type="float">
            <text:p>6680</text:p>
          </table:table-cell>
          <table:table-cell office:value-type="float" office:value="3652" calcext:value-type="float">
            <text:p>3652</text:p>
          </table:table-cell>
          <table:table-cell office:value-type="float" office:value="2140" calcext:value-type="float">
            <text:p>2140</text:p>
          </table:table-cell>
          <table:table-cell office:value-type="float" office:value="1316" calcext:value-type="float">
            <text:p>1316</text:p>
          </table:table-cell>
          <table:table-cell office:value-type="float" office:value="1132" calcext:value-type="float">
            <text:p>1132</text:p>
          </table:table-cell>
          <table:table-cell office:value-type="float" office:value="818" calcext:value-type="float">
            <text:p>818</text:p>
          </table:table-cell>
        </table:table-row>
        <table:table-row table:style-name="ro1">
          <table:table-cell/>
          <table:table-cell table:formula="of:=[.$A$2]/[.B2]" office:value-type="float" office:value="0.997026960983954" calcext:value-type="float">
            <text:p>0,997026960983954</text:p>
          </table:table-cell>
          <table:table-cell table:formula="of:=[.$A$2]/[.C2]" office:value-type="float" office:value="1.90929652160349" calcext:value-type="float">
            <text:p>1,90929652160349</text:p>
          </table:table-cell>
          <table:table-cell table:formula="of:=[.$A$2]/[.D2]" office:value-type="float" office:value="3.66482035928144" calcext:value-type="float">
            <text:p>3,66482035928144</text:p>
          </table:table-cell>
          <table:table-cell table:formula="of:=[.$A$2]/[.E2]" office:value-type="float" office:value="6.70345016429354" calcext:value-type="float">
            <text:p>6,70345016429354</text:p>
          </table:table-cell>
          <table:table-cell table:formula="of:=[.$A$2]/[.F2]" office:value-type="float" office:value="11.4397196261682" calcext:value-type="float">
            <text:p>11,4397196261682</text:p>
          </table:table-cell>
          <table:table-cell table:formula="of:=[.$A$2]/[.G2]" office:value-type="float" office:value="18.6025835866261" calcext:value-type="float">
            <text:p>18,6025835866261</text:p>
          </table:table-cell>
          <table:table-cell table:formula="of:=[.$A$2]/[.H2]" office:value-type="float" office:value="21.6263250883392" calcext:value-type="float">
            <text:p>21,6263250883392</text:p>
          </table:table-cell>
          <table:table-cell table:formula="of:=[.$A$2]/[.I2]" office:value-type="float" office:value="29.9278728606357" calcext:value-type="float">
            <text:p>29,9278728606357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r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table:formula="of:=[.A2]" office:value-type="float" office:value="24481" calcext:value-type="float">
            <text:p>24481</text:p>
          </table:table-cell>
          <table:table-cell office:value-type="float" office:value="27843" calcext:value-type="float">
            <text:p>27843</text:p>
          </table:table-cell>
          <table:table-cell office:value-type="float" office:value="13136" calcext:value-type="float">
            <text:p>13136</text:p>
          </table:table-cell>
          <table:table-cell office:value-type="float" office:value="6662" calcext:value-type="float">
            <text:p>6662</text:p>
          </table:table-cell>
          <table:table-cell office:value-type="float" office:value="3650" calcext:value-type="float">
            <text:p>3650</text:p>
          </table:table-cell>
          <table:table-cell office:value-type="float" office:value="2035" calcext:value-type="float">
            <text:p>2035</text:p>
          </table:table-cell>
          <table:table-cell office:value-type="float" office:value="1344" calcext:value-type="float">
            <text:p>1344</text:p>
          </table:table-cell>
          <table:table-cell office:value-type="float" office:value="1189" calcext:value-type="float">
            <text:p>1189</text:p>
          </table:table-cell>
          <table:table-cell office:value-type="float" office:value="790" calcext:value-type="float">
            <text:p>790</text:p>
          </table:table-cell>
        </table:table-row>
        <table:table-row table:style-name="ro1">
          <table:table-cell/>
          <table:table-cell table:formula="of:=[.$A$6]/[.B6]" office:value-type="float" office:value="0.879251517437058" calcext:value-type="float">
            <text:p>0,879251517437058</text:p>
          </table:table-cell>
          <table:table-cell table:formula="of:=[.$A$6]/[.C6]" office:value-type="float" office:value="1.86365712545676" calcext:value-type="float">
            <text:p>1,86365712545676</text:p>
          </table:table-cell>
          <table:table-cell table:formula="of:=[.$A$6]/[.D6]" office:value-type="float" office:value="3.67472230561393" calcext:value-type="float">
            <text:p>3,67472230561393</text:p>
          </table:table-cell>
          <table:table-cell table:formula="of:=[.$A$6]/[.E6]" office:value-type="float" office:value="6.70712328767123" calcext:value-type="float">
            <text:p>6,70712328767123</text:p>
          </table:table-cell>
          <table:table-cell table:formula="of:=[.$A$6]/[.F6]" office:value-type="float" office:value="12.0299754299754" calcext:value-type="float">
            <text:p>12,0299754299754</text:p>
          </table:table-cell>
          <table:table-cell table:formula="of:=[.$A$6]/[.G6]" office:value-type="float" office:value="18.2150297619048" calcext:value-type="float">
            <text:p>18,2150297619048</text:p>
          </table:table-cell>
          <table:table-cell table:formula="of:=[.$A$6]/[.H6]" office:value-type="float" office:value="20.5895710681245" calcext:value-type="float">
            <text:p>20,5895710681245</text:p>
          </table:table-cell>
          <table:table-cell table:formula="of:=[.$A$6]/[.I6]" office:value-type="float" office:value="30.9886075949367" calcext:value-type="float">
            <text:p>30,9886075949367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dy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table:formula="of:=[.A6]" office:value-type="float" office:value="24481" calcext:value-type="float">
            <text:p>24481</text:p>
          </table:table-cell>
          <table:table-cell office:value-type="float" office:value="25095" calcext:value-type="float">
            <text:p>25095</text:p>
          </table:table-cell>
          <table:table-cell office:value-type="float" office:value="12913" calcext:value-type="float">
            <text:p>12913</text:p>
          </table:table-cell>
          <table:table-cell office:value-type="float" office:value="6601" calcext:value-type="float">
            <text:p>6601</text:p>
          </table:table-cell>
          <table:table-cell office:value-type="float" office:value="3697" calcext:value-type="float">
            <text:p>3697</text:p>
          </table:table-cell>
          <table:table-cell office:value-type="float" office:value="2101" calcext:value-type="float">
            <text:p>2101</text:p>
          </table:table-cell>
          <table:table-cell office:value-type="float" office:value="1352" calcext:value-type="float">
            <text:p>1352</text:p>
          </table:table-cell>
          <table:table-cell office:value-type="float" office:value="1023" calcext:value-type="float">
            <text:p>1023</text:p>
          </table:table-cell>
          <table:table-cell office:value-type="float" office:value="792" calcext:value-type="float">
            <text:p>792</text:p>
          </table:table-cell>
        </table:table-row>
        <table:table-row table:style-name="ro1">
          <table:table-cell/>
          <table:table-cell table:formula="of:=[.$A$10]/[.B10]" office:value-type="float" office:value="0.975532974696155" calcext:value-type="float">
            <text:p>0,975532974696155</text:p>
          </table:table-cell>
          <table:table-cell table:formula="of:=[.$A$10]/[.C10]" office:value-type="float" office:value="1.89584140013939" calcext:value-type="float">
            <text:p>1,89584140013939</text:p>
          </table:table-cell>
          <table:table-cell table:formula="of:=[.$A$10]/[.D10]" office:value-type="float" office:value="3.7086805029541" calcext:value-type="float">
            <text:p>3,7086805029541</text:p>
          </table:table-cell>
          <table:table-cell table:formula="of:=[.$A$10]/[.E10]" office:value-type="float" office:value="6.621855558561" calcext:value-type="float">
            <text:p>6,621855558561</text:p>
          </table:table-cell>
          <table:table-cell table:formula="of:=[.$A$10]/[.F10]" office:value-type="float" office:value="11.6520704426464" calcext:value-type="float">
            <text:p>11,6520704426464</text:p>
          </table:table-cell>
          <table:table-cell table:formula="of:=[.$A$10]/[.G10]" office:value-type="float" office:value="18.1072485207101" calcext:value-type="float">
            <text:p>18,1072485207101</text:p>
          </table:table-cell>
          <table:table-cell table:formula="of:=[.$A$10]/[.H10]" office:value-type="float" office:value="23.930596285435" calcext:value-type="float">
            <text:p>23,930596285435</text:p>
          </table:table-cell>
          <table:table-cell table:formula="of:=[.$A$10]/[.I10]" office:value-type="float" office:value="30.9103535353535" calcext:value-type="float">
            <text:p>30,910353535353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it" fo:country="IT" style:font-name-asian="PingFang SC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0">00/00/0000</text:date>, <text:time style:data-style-name="N2" text:time-value="18:34:54.12838977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5-20T17:27:44.701363240</meta:creation-date>
    <dc:date>2020-05-20T19:01:33.446139959</dc:date>
    <meta:editing-duration>PT10M59S</meta:editing-duration>
    <meta:editing-cycles>2</meta:editing-cycles>
    <meta:generator>LibreOffice/6.4.3.2$MacOSX_X86_64 LibreOffice_project/747b5d0ebf89f41c860ec2a39efd7cb15b54f2d8</meta:generator>
    <meta:document-statistic meta:table-count="1" meta:cell-count="78" meta:object-count="0"/>
  </office:meta>
</office:document-meta>
</file>